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06000000060F572A2F3DC7F86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stroke="none" draw:fill-color="#41fcfa" draw:textarea-horizontal-align="justify" draw:textarea-vertical-align="middle" draw:auto-grow-height="false" fo:min-height="1.067cm" fo:min-width="0.074cm"/>
    </style:style>
    <style:style style:name="gr12" style:family="graphic" style:parent-style-name="standard">
      <style:graphic-properties draw:stroke="none" draw:fill-color="#729fcf" draw:textarea-horizontal-align="justify" draw:textarea-vertical-align="middle" draw:auto-grow-height="false" fo:min-height="3.283cm" fo:min-width="0.322cm"/>
    </style:style>
    <style:style style:name="gr13" style:family="graphic" style:parent-style-name="standard">
      <style:graphic-properties draw:stroke="none" draw:fill-color="#41fcfa" draw:textarea-horizontal-align="justify" draw:textarea-vertical-align="middle" draw:auto-grow-height="false" fo:min-height="3.814cm" fo:min-width="0.647cm"/>
    </style:style>
    <style:style style:name="gr14" style:family="graphic" style:parent-style-name="standard">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ff6d" draw:textarea-horizontal-align="justify" draw:textarea-vertical-align="middle" draw:auto-grow-height="false" fo:min-height="7.031cm" fo:min-width="0.55cm"/>
    </style:style>
    <style:style style:name="gr16" style:family="graphic" style:parent-style-name="standard">
      <style:graphic-properties draw:stroke="none" draw:fill-color="#ff3838" draw:textarea-horizontal-align="justify" draw:textarea-vertical-align="middle" draw:auto-grow-height="false" fo:min-height="7.031cm" fo:min-width="0.55cm"/>
    </style:style>
    <style:style style:name="gr17" style:family="graphic" style:parent-style-name="standard">
      <style:graphic-properties draw:stroke="none" draw:fill-color="#ff3838" draw:textarea-horizontal-align="justify" draw:textarea-vertical-align="middle" draw:auto-grow-height="false" fo:min-height="2.11cm" fo:min-width="0.025cm"/>
    </style:style>
    <style:style style:name="gr18" style:family="graphic" style:parent-style-name="standard">
      <style:graphic-properties draw:stroke="none" draw:fill-color="#a1467e" draw:textarea-horizontal-align="justify" draw:textarea-vertical-align="middle" draw:auto-grow-height="false" fo:min-height="1.067cm" fo:min-width="0.074cm"/>
    </style:style>
    <style:style style:name="gr19" style:family="graphic" style:parent-style-name="standard">
      <style:graphic-properties draw:stroke="none" draw:fill-color="#77bc65" draw:textarea-horizontal-align="justify" draw:textarea-vertical-align="middle" draw:auto-grow-height="false" fo:min-height="3.283cm" fo:min-width="0.322cm"/>
    </style:style>
    <style:style style:name="gr20" style:family="graphic" style:parent-style-name="standard">
      <style:graphic-properties draw:stroke="none" draw:fill-color="#00fdff" draw:textarea-horizontal-align="justify" draw:textarea-vertical-align="middle" draw:auto-grow-height="false" fo:min-height="3.814cm" fo:min-width="0.647cm"/>
    </style:style>
    <style:style style:name="gr21" style:family="graphic" style:parent-style-name="standard">
      <style:graphic-properties draw:stroke="none" draw:fill-color="#ffd8ce" draw:textarea-horizontal-align="justify" draw:textarea-vertical-align="middle" draw:auto-grow-height="false" fo:min-height="10.649cm" fo:min-width="1.142cm"/>
    </style:style>
    <style:style style:name="gr22" style:family="graphic" style:parent-style-name="standard">
      <style:graphic-properties draw:stroke="none" draw:fill-color="#ffa500" draw:textarea-horizontal-align="justify" draw:textarea-vertical-align="middle" draw:auto-grow-height="false" fo:min-height="13.507cm" fo:min-width="2.038cm"/>
    </style:style>
    <style:style style:name="gr23" style:family="graphic" style:parent-style-name="standard">
      <style:graphic-properties draw:stroke="none" draw:fill-color="#afeeee" draw:textarea-horizontal-align="justify" draw:textarea-vertical-align="middle" draw:auto-grow-height="false" fo:min-height="2.035cm" fo:min-width="7.65cm"/>
    </style:style>
    <style:style style:name="gr24" style:family="graphic" style:parent-style-name="standard">
      <style:graphic-properties draw:stroke="none" draw:fill-color="#ffff00" draw:textarea-horizontal-align="justify" draw:textarea-vertical-align="middle" draw:auto-grow-height="false" fo:min-height="4.208cm" fo:min-width="0.769cm"/>
    </style:style>
    <style:style style:name="gr25" style:family="graphic" style:parent-style-name="standard">
      <style:graphic-properties draw:stroke="none" draw:fill-color="#d4ea6b" draw:textarea-horizontal-align="justify" draw:textarea-vertical-align="middle" draw:auto-grow-height="false" fo:min-height="2.035cm" fo:min-width="7.65cm"/>
    </style:style>
    <style:style style:name="gr26" style:family="graphic" style:parent-style-name="standard">
      <style:graphic-properties draw:stroke="none" draw:fill-color="#ffff00" draw:textarea-horizontal-align="justify" draw:textarea-vertical-align="middle" draw:auto-grow-height="false" fo:min-height="13.507cm" fo:min-width="2.038cm"/>
    </style:style>
    <style:style style:name="gr27" style:family="graphic" style:parent-style-name="standard">
      <style:graphic-properties draw:stroke="none" draw:fill-color="#bbe33d" draw:textarea-horizontal-align="justify" draw:textarea-vertical-align="middle" draw:auto-grow-height="false" fo:min-height="18.747cm" fo:min-width="0.283cm"/>
    </style:style>
    <style:style style:name="gr28" style:family="graphic" style:parent-style-name="standard">
      <style:graphic-properties draw:stroke="none" draw:fill-color="#bf819e" draw:textarea-horizontal-align="justify" draw:textarea-vertical-align="middle" draw:auto-grow-height="false" fo:min-height="5.166cm" fo:min-width="0.142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0.712cm"/>
    </style:style>
    <style:style style:name="gr31" style:family="graphic" style:parent-style-name="standard">
      <style:graphic-properties draw:stroke="none" draw:fill-color="#ff3838" draw:textarea-horizontal-align="justify" draw:textarea-vertical-align="middle" draw:auto-grow-height="false" fo:min-height="0.882cm" fo:min-width="0.632cm"/>
    </style:style>
    <style:style style:name="gr32" style:family="graphic" style:parent-style-name="standard">
      <style:graphic-properties draw:stroke="none" draw:fill="none" fo:min-height="2.134cm"/>
    </style:style>
    <style:style style:name="gr33" style:family="graphic" style:parent-style-name="standard">
      <style:graphic-properties draw:stroke="none" draw:fill-color="#ffd7d7" draw:textarea-horizontal-align="justify" draw:textarea-vertical-align="middle" draw:auto-grow-height="false" fo:min-height="4.208cm" fo:min-width="0.769cm"/>
    </style:style>
    <style:style style:name="gr34" style:family="graphic" style:parent-style-name="standard">
      <style:graphic-properties draw:stroke="none" draw:fill-color="#780373" draw:textarea-horizontal-align="justify" draw:textarea-vertical-align="middle" draw:auto-grow-height="false" fo:min-height="2.035cm" fo:min-width="7.65cm"/>
    </style:style>
    <style:style style:name="gr35" style:family="graphic" style:parent-style-name="standard">
      <style:graphic-properties draw:stroke="none" draw:fill-color="#e8f2a1" draw:textarea-horizontal-align="justify" draw:textarea-vertical-align="middle" draw:auto-grow-height="false" fo:min-height="18.747cm" fo:min-width="0.283cm"/>
    </style:style>
    <style:style style:name="gr36" style:family="graphic" style:parent-style-name="standard">
      <style:graphic-properties draw:stroke="none" draw:fill-color="#bf0041" draw:textarea-horizontal-align="justify" draw:textarea-vertical-align="middle" draw:auto-grow-height="false" fo:min-height="5.166cm" fo:min-width="0.142cm"/>
    </style:style>
    <style:style style:name="gr37" style:family="graphic" style:parent-style-name="standard">
      <style:graphic-properties draw:stroke="none" draw:fill-color="#ff6d6d" draw:textarea-horizontal-align="justify" draw:textarea-vertical-align="middle" draw:auto-grow-height="false" fo:min-height="18.747cm" fo:min-width="0.283cm"/>
    </style:style>
    <style:style style:name="gr38"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39" style:family="graphic" style:parent-style-name="Standard_5f_3">
      <style:graphic-properties draw:stroke="none" svg:stroke-color="#000000" draw:fill="none" draw:fill-color="#ffffff" draw:auto-grow-height="true" draw:auto-grow-width="false" fo:max-height="0cm" fo:min-height="1.423cm"/>
    </style:style>
    <style:style style:name="gr40" style:family="graphic" style:parent-style-name="Standard_5f_3">
      <style:graphic-properties draw:stroke="none" draw:fill-color="#ffa6a6" draw:textarea-horizontal-align="justify" draw:textarea-vertical-align="middle" draw:auto-grow-height="false" fo:min-height="14.281cm" fo:min-width="1.013cm"/>
    </style:style>
    <style:style style:name="gr41" style:family="graphic" style:parent-style-name="Standard_5f_3">
      <style:graphic-properties draw:stroke="none" draw:fill-color="#8e86ae" draw:textarea-horizontal-align="justify" draw:textarea-vertical-align="middle" draw:auto-grow-height="false" fo:min-height="14.281cm" fo:min-width="1.013cm"/>
    </style:style>
    <style:style style:name="gr42" style:family="graphic" style:parent-style-name="Standard_5f_2">
      <style:graphic-properties draw:stroke="none" draw:fill-color="#41fcfa" draw:textarea-horizontal-align="justify" draw:textarea-vertical-align="middle" draw:auto-grow-height="false" fo:min-height="14.281cm" fo:min-width="1.14cm"/>
    </style:style>
    <style:style style:name="gr43"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44" style:family="graphic" style:parent-style-name="standard">
      <style:graphic-properties draw:stroke="none" draw:fill-color="#ffd7d7" draw:textarea-horizontal-align="justify" draw:textarea-vertical-align="middle" draw:auto-grow-height="false" fo:min-height="5.906cm" fo:min-width="0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middle" fo:min-height="3.311cm"/>
    </style:style>
    <style:style style:name="pr14" style:family="presentation" style:parent-style-name="Default-title">
      <style:graphic-properties draw:textarea-vertical-align="middle" fo:min-height="3.79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title">
      <style:graphic-properties draw:textarea-vertical-align="top" fo:min-height="2.58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title">
      <style:graphic-properties draw:textarea-vertical-align="top" fo:min-height="1.267cm"/>
    </style:style>
    <style:style style:name="pr27" style:family="presentation" style:parent-style-name="Default-title">
      <style:graphic-properties draw:textarea-vertical-align="top" fo:min-height="1.415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2.533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36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title">
      <style:graphic-properties draw:textarea-vertical-align="top" fo:min-height="3.799cm"/>
    </style:style>
    <style:style style:name="pr42" style:family="presentation" style:parent-style-name="Default-title">
      <style:graphic-properties draw:textarea-vertical-align="top" fo:min-height="1.50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ffff6d"/>
      <style:paragraph-properties fo:text-align="center"/>
      <style:text-properties fo:language="fr" fo:country="FR"/>
    </style:style>
    <style:style style:name="P24"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5" style:family="paragraph">
      <loext:graphic-properties draw:fill-color="#ff3838"/>
      <style:paragraph-properties fo:text-align="center"/>
      <style:text-properties fo:language="fr" fo:country="FR"/>
    </style:style>
    <style:style style:name="P26" style:family="paragraph">
      <loext:graphic-properties draw:fill-color="#a1467e"/>
      <style:paragraph-properties fo:text-align="center"/>
      <style:text-properties fo:language="fr" fo:country="FR"/>
    </style:style>
    <style:style style:name="P27" style:family="paragraph">
      <loext:graphic-properties draw:fill-color="#77bc65"/>
      <style:paragraph-properties fo:text-align="center"/>
      <style:text-properties fo:language="fr" fo:country="FR"/>
    </style:style>
    <style:style style:name="P28" style:family="paragraph">
      <loext:graphic-properties draw:fill-color="#00fdff"/>
      <style:paragraph-properties fo:text-align="center"/>
      <style:text-properties fo:language="fr" fo:country="FR"/>
    </style:style>
    <style:style style:name="P29" style:family="paragraph">
      <loext:graphic-properties draw:fill-color="#ffd8ce"/>
      <style:paragraph-properties fo:text-align="center"/>
      <style:text-properties fo:language="fr" fo:country="F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3" style:family="paragraph">
      <loext:graphic-properties draw:fill-color="#d4ea6b"/>
      <style:paragraph-properties fo:text-align="center"/>
      <style:text-properties fo:language="fr" fo:country="FR"/>
    </style:style>
    <style:style style:name="P34" style:family="paragraph">
      <loext:graphic-properties draw:fill-color="#bbe33d"/>
      <style:paragraph-properties fo:text-align="center"/>
      <style:text-properties fo:language="fr" fo:country="FR"/>
    </style:style>
    <style:style style:name="P35" style:family="paragraph">
      <loext:graphic-properties draw:fill-color="#bf819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center"/>
    </style:style>
    <style:style style:name="P38" style:family="paragraph">
      <loext:graphic-properties draw:fill="none"/>
      <style:paragraph-properties fo:text-align="center" style:writing-mode="lr-tb"/>
      <style:text-properties fo:font-size="13.3999996185303pt" fo:language="fr" fo:country="FR"/>
    </style:style>
    <style:style style:name="P39" style:family="paragraph">
      <loext:graphic-properties draw:fill-color="#ff3838"/>
      <style:paragraph-properties fo:text-align="center"/>
    </style:style>
    <style:style style:name="P40" style:family="paragraph">
      <loext:graphic-properties draw:fill-color="#ffd7d7"/>
      <style:paragraph-properties fo:text-align="center"/>
      <style:text-properties fo:language="fr" fo:country="FR"/>
    </style:style>
    <style:style style:name="P41" style:family="paragraph">
      <loext:graphic-properties draw:fill-color="#780373"/>
      <style:paragraph-properties fo:text-align="center"/>
      <style:text-properties fo:language="fr" fo:country="FR"/>
    </style:style>
    <style:style style:name="P42" style:family="paragraph">
      <style:paragraph-properties fo:margin-left="0cm" fo:margin-right="0cm" fo:margin-top="0.37cm" fo:margin-bottom="0cm" fo:text-align="start" fo:text-indent="0cm"/>
    </style:style>
    <style:style style:name="P43" style:family="paragraph">
      <loext:graphic-properties draw:fill-color="#e8f2a1"/>
      <style:paragraph-properties fo:text-align="center"/>
      <style:text-properties fo:language="fr" fo:country="FR"/>
    </style:style>
    <style:style style:name="P44" style:family="paragraph">
      <loext:graphic-properties draw:fill-color="#bf0041"/>
      <style:paragraph-properties fo:text-align="center"/>
      <style:text-properties fo:language="fr" fo:country="FR"/>
    </style:style>
    <style:style style:name="P45"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46" style:family="paragraph">
      <loext:graphic-properties draw:fill-color="#ff6d6d"/>
      <style:paragraph-properties fo:text-align="center"/>
      <style:text-properties fo:language="fr" fo:country="FR"/>
    </style:style>
    <style:style style:name="P47" style:family="paragraph">
      <loext:graphic-properties draw:fill="solid" draw:fill-color="#ffff38"/>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49" style:family="paragraph">
      <loext:graphic-properties draw:fill-color="#ffa6a6"/>
      <style:paragraph-properties fo:text-align="center"/>
      <style:text-properties fo:language="fr" fo:country="FR"/>
    </style:style>
    <style:style style:name="P50" style:family="paragraph">
      <loext:graphic-properties draw:fill-color="#8e86ae"/>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loext:graphic-properties draw:fill-color="#ffffff"/>
      <style:paragraph-properties style:writing-mode="lr-tb"/>
      <style:text-properties fo:font-size="24pt" fo:language="fr" fo:country="FR" fo:font-weight="bold" style:font-weight-asian="bold" style:font-weight-complex="bold"/>
    </style:style>
    <style:style style:name="P5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fo:font-size="36pt" fo:language="fr" fo:country="FR" fo:font-weight="bold" style:font-size-asian="36pt" style:font-weight-asian="bold" style:font-size-complex="36pt" style:font-weight-complex="bold"/>
    </style:style>
    <style:style style:name="T18" style:family="text">
      <style:text-properties fo:color="#ffffff" fo:font-size="36pt" fo:language="fr" fo:country="FR" style:font-size-asian="36pt" style:font-size-complex="36pt"/>
    </style:style>
    <style:style style:name="T19" style:family="text">
      <style:text-properties fo:color="#f6f9d4" fo:font-size="36pt" fo:language="fr" fo:country="FR" fo:font-weight="bold" style:font-size-asian="36pt" style:font-weight-asian="bold" style:font-size-complex="36pt" style:font-weight-complex="bold"/>
    </style:style>
    <style:style style:name="T20" style:family="text">
      <style:text-properties fo:color="#ffbf00" fo:font-size="36pt" fo:language="fr" fo:country="FR" fo:font-weight="bold" style:font-size-asian="36pt" style:font-weight-asian="bold" style:font-size-complex="36pt" style:font-weight-complex="bold"/>
    </style:style>
    <style:style style:name="T21" style:family="text">
      <style:text-properties fo:color="#ffa6a6" fo:font-size="36pt" fo:language="fr" fo:country="FR" fo:font-weight="bold" style:font-size-asian="36pt" style:font-weight-asian="bold" style:font-size-complex="36pt" style:font-weight-complex="bold"/>
    </style:style>
    <style:style style:name="T22" style:family="text">
      <style:text-properties fo:color="#d4ea6b" fo:font-size="36pt" fo:language="fr" fo:country="FR" fo:font-weight="bold" style:font-size-asian="36pt" style:font-weight-asian="bold" style:font-size-complex="36pt" style:font-weight-complex="bold"/>
    </style:style>
    <style:style style:name="T23" style:family="text">
      <style:text-properties fo:color="#ffd7d7" fo:font-size="32pt" fo:language="fr" fo:country="FR" fo:font-weight="bold" style:font-size-asian="32pt" style:font-weight-asian="bold" style:font-size-complex="32pt" style:font-weight-complex="bold"/>
    </style:style>
    <style:style style:name="T24" style:family="text">
      <style:text-properties fo:color="#ffffff" fo:font-size="28pt" fo:language="fr" fo:country="FR" fo:font-weight="normal" style:font-size-asian="28pt" style:font-weight-asian="normal" style:font-size-complex="28pt" style:font-weight-complex="normal"/>
    </style:style>
    <style:style style:name="T25" style:family="text">
      <style:text-properties fo:font-size="18pt" fo:language="fr" fo:country="FR" fo:font-weight="bold" style:font-weight-asian="bold" style:font-weight-complex="bold"/>
    </style:style>
    <style:style style:name="T26" style:family="text">
      <style:text-properties fo:color="#ffffff" fo:font-size="23pt" fo:language="fr" fo:country="FR" fo:font-weight="normal" style:font-size-asian="23pt" style:font-weight-asian="normal" style:font-size-complex="23pt" style:font-weight-complex="normal"/>
    </style:style>
    <style:style style:name="T27" style:family="text">
      <style:text-properties fo:color="#ffd7d7" fo:font-size="36pt" fo:language="fr" fo:country="FR" fo:font-weight="bold" style:font-size-asian="36pt" style:font-weight-asian="bold" style:font-size-complex="36pt" style:font-weight-complex="bold"/>
    </style:style>
    <style:style style:name="T28" style:family="text">
      <style:text-properties fo:color="#e8f2a1" fo:font-size="36pt" fo:language="fr" fo:country="FR" fo:font-weight="bold" style:font-size-asian="36pt" style:font-weight-asian="bold" style:font-size-complex="36pt" style:font-weight-complex="bold"/>
    </style:style>
    <style:style style:name="T29" style:family="text">
      <style:text-properties fo:color="#81d41a" fo:font-size="36pt" fo:language="fr" fo:country="FR" fo:font-weight="bold" style:font-size-asian="36pt" style:font-weight-asian="bold" style:font-size-complex="36pt" style:font-weight-complex="bold"/>
    </style:style>
    <style:style style:name="T30" style:family="text">
      <style:text-properties fo:font-size="36pt" fo:language="fr" fo:country="FR" style:font-size-asian="36pt" style:font-size-complex="36pt"/>
    </style:style>
    <style:style style:name="T31" style:family="text">
      <style:text-properties fo:font-size="36pt" fo:language="fr" fo:country="FR" fo:font-weight="bold" style:font-size-asian="36pt" style:font-weight-asian="bold" style:font-size-complex="36pt" style:font-weight-complex="bold"/>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color="#ffffd7" fo:font-size="36pt" fo:language="fr" fo:country="FR" fo:font-weight="bold" style:font-size-asian="36pt" style:font-weight-asian="bold" style:font-size-complex="36pt" style:font-weight-complex="bold"/>
    </style:style>
    <style:style style:name="T34" style:family="text">
      <style:text-properties fo:color="#ffffff" fo:font-size="36pt" fo:language="fr" fo:country="FR" style:text-underline-style="none" fo:font-weight="normal" style:font-size-asian="36pt" style:font-weight-asian="normal" style:font-size-complex="36pt" style:font-weight-complex="normal"/>
    </style:style>
    <style:style style:name="T35" style:family="text">
      <style:text-properties fo:color="#ffffff"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36" style:family="text">
      <style:text-properties fo:color="#f7d1d5" fo:font-size="32pt" fo:language="fr" fo:country="FR" fo:font-weight="bold" style:font-size-asian="32pt" style:font-weight-asian="bold" style:font-size-complex="32pt" style:font-weight-complex="bold"/>
    </style:style>
    <style:style style:name="T37" style:family="text">
      <style:text-properties fo:color="#e8f2a1" fo:font-size="32pt" fo:language="fr" fo:country="FR" fo:font-weight="bold" style:font-size-asian="32pt" style:font-weight-asian="bold" style:font-size-complex="32pt" style:font-weight-complex="bold"/>
    </style:style>
    <style:style style:name="T38" style:family="text">
      <style:text-properties fo:color="#ffffff" fo:font-size="34pt" fo:language="fr" fo:country="FR" fo:font-weight="normal" style:font-size-asian="34pt" style:font-weight-asian="normal" style:font-size-complex="34pt" style:font-weight-complex="normal"/>
    </style:style>
    <style:style style:name="T39" style:family="text">
      <style:text-properties fo:color="#ffffff" fo:font-size="34pt" fo:language="fr" fo:country="FR" fo:font-weight="bold" style:font-size-asian="34pt" style:font-weight-asian="bold" style:font-size-complex="34pt" style:font-weight-complex="bold"/>
    </style:style>
    <style:style style:name="T40" style:family="text">
      <style:text-properties fo:color="#ffffff" fo:font-size="32pt" fo:language="fr" fo:country="FR" fo:font-weight="bold" style:font-size-asian="32pt" style:font-weight-asian="bold" style:font-size-complex="32pt" style:font-weight-complex="bold"/>
    </style:style>
    <style:style style:name="T41" style:family="text">
      <style:text-properties fo:font-variant="normal" fo:text-transform="none" style:use-window-font-color="true"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42" style:family="text">
      <style:text-properties fo:font-size="32pt" fo:font-style="normal" fo:font-weight="normal" style:font-size-asian="32pt" style:font-style-asian="normal" style:font-weight-asian="normal" style:font-size-complex="32pt" style:font-style-complex="normal" style:font-weight-complex="normal"/>
    </style:style>
    <style:style style:name="T43" style:family="text">
      <style:text-properties fo:color="#ffff00" fo:font-size="32pt" fo:language="fr" fo:country="FR" fo:font-weight="bold" style:font-size-asian="32pt" style:font-weight-asian="bold" style:font-size-complex="32pt" style:font-weight-complex="bold"/>
    </style:style>
    <style:style style:name="T4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1cm 15.7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Mais très méconnue</text:span></text:p>
                  </text:list-item>
                </text:list>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la vitesse de livraison du projet</text:span></text:p>
                <text:list>
                  <text:list-item>
                    <text:p text:style-name="P1"><text:span text:style-name="T7">Focaliser sur l'essentiel</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text:span></text:p>
              </text:list-item>
            </text:list>
          </draw:text-box>
        </draw:frame>
        <draw:custom-shape draw:style-name="gr10"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C'est trois chos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Le backlog</text:span></text:p>
                  </text:list-item>
                </text:list>
              </text:list-item>
            </text:list>
          </draw:text-box>
        </draw:frame>
        <draw:custom-shape draw:style-name="gr10"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11" draw:text-style-name="P1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2"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3T1">
        <office:forms form:automatic-focus="false" form:apply-design-mode="false"/>
        <draw:frame presentation:style-name="pr14" draw:text-style-name="P21"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13" draw:text-style-name="P1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Définit la vision du produit</text:span></text:p>
              </text:list-item>
              <text:list-item>
                <text:p text:style-name="P1"><text:span text:style-name="T7">Fait le lien entre l'équipe et le client</text:span></text:p>
              </text:list-item>
            </text:list>
          </draw:text-box>
        </draw:frame>
        <draw:custom-shape draw:style-name="gr8"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text:span></text:p>
                  </text:list-item>
                </text:list>
              </text:list-item>
              <text:list-item>
                <text:p text:style-name="P1"><text:span text:style-name="T7"><text:s/></text:span><text:span text:style-name="T7">A une vision du produit </text:span></text:p>
              </text:list-item>
            </text:list>
          </draw:text-box>
        </draw:frame>
        <draw:custom-shape draw:style-name="gr10"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8"/></text:p>
              </text:list-item>
            </text:list>
          </draw:text-box>
        </draw:frame>
        <draw:custom-shape draw:style-name="gr15" draw:text-style-name="P23"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15" draw:text-style-name="P23"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0" draw:text-style-name="P24" draw:layer="layout" svg:width="26.06cm" svg:height="9.105cm" svg:x="1.37cm" svg:y="2.295cm" presentation:class="outline" presentation:user-transformed="true">
          <draw:text-box>
            <text:list text:style-name="L2">
              <text:list-item>
                <text:p text:style-name="P12"><text:span text:style-name="T10">Ordonne mais n'ordonne pa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16" draw:text-style-name="P25"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24"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17" draw:text-style-name="P25"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Dans une équipe (très) organisée, le Scrum Master peut être roulant voire ne plus être présent</text:span></text:p>
          </draw:text-box>
        </draw:frame>
        <draw:custom-shape draw:style-name="gr18" draw:text-style-name="P26"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2cm" svg:height="10.899cm" draw:transform="rotate (-3.14159265358979) translate (1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20" draw:text-style-name="P28"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1" draw:text-style-name="P29"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19">sprint review</text:span></text:p>
                  </text:list-item>
                </text:list>
              </text:list-item>
              <text:list-item>
                <text:p text:style-name="P1"><text:span text:style-name="T7">Commence par le </text:span><text:span text:style-name="T20">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22" draw:text-style-name="P30" draw:layer="layout" svg:width="2.538cm" svg:height="13.757cm" draw:transform="rotate (-3.14159265358979) translate (1.018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3" draw:text-style-name="P31"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4"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21">sprint backlog</text:span></text:p>
                <text:list>
                  <text:list-item>
                    <text:p text:style-name="P1"><text:span text:style-name="T7">La liste des choses à faire</text:span></text:p>
                  </text:list-item>
                </text:list>
              </text:list-item>
            </text:list>
          </draw:text-box>
        </draw:frame>
        <draw:frame draw:style-name="gr9" draw:text-style-name="P32"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4"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3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5"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22">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6"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3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L'objectif du sprint doit être </text:span><text:span text:style-name="T23">LA</text:span><text:span text:style-name="T15"> chose la plus importante à faire</text:span></text:p>
          </draw:text-box>
        </draw:frame>
        <draw:custom-shape draw:style-name="gr27" draw:text-style-name="P34"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26" draw:text-style-name="P21" draw:layer="layout" svg:width="26.924cm" svg:height="1.267cm" svg:x="0.538cm" svg:y="7.242cm" presentation:class="title" presentation:user-transformed="true">
          <draw:text-box>
            <text:p text:style-name="P20"><text:span text:style-name="T23">LA</text:span><text:span text:style-name="T15"> chose sur laquelle l'équipe ne doit pas se rater</text:span></text:p>
          </draw:text-box>
        </draw:frame>
        <draw:custom-shape draw:style-name="gr27" draw:text-style-name="P34"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7" draw:text-style-name="P21"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27" draw:text-style-name="P34" draw:layer="layout" svg:width="0.783cm" svg:height="18.997cm" draw:transform="rotate (1.5707963267949) translate (9.2cm 0.57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28" draw:text-style-name="P36" draw:layer="layout" svg:width="13.6cm" svg:height="3.8cm" svg:x="0.8cm" svg:y="4cm" presentation:class="outline" presentation:user-transformed="true">
          <draw:text-box>
            <text:list text:style-name="L2">
              <text:list-item>
                <text:p text:style-name="P12"><text:span text:style-name="T24">Mettre en place l'authentification</text:span></text:p>
              </text:list-item>
              <text:list-item>
                <text:p text:style-name="P12"><text:span text:style-name="T24">Implémenter la géolocalisation</text:span></text:p>
              </text:list-item>
              <text:list-item>
                <text:p text:style-name="P12"><text:span text:style-name="T24">Permettre le paiement par chèque</text:span></text:p>
              </text:list-item>
            </text:list>
            <text:p text:style-name="P12"><text:span text:style-name="T24"/></text:p>
          </draw:text-box>
        </draw:frame>
        <draw:custom-shape draw:style-name="gr24"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3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7" draw:layer="layout" svg:width="1.6cm" svg:height="1.6cm" svg:x="6.8cm" svg:y="8.2cm">
          <draw:image xlink:href="Pictures/100002010000006000000060F572A2F3DC7F8625.png" xlink:type="simple" xlink:show="embed" xlink:actuate="onLoad" loext:mime-type="image/png">
            <text:p/>
          </draw:image>
        </draw:frame>
        <draw:frame draw:style-name="gr30" draw:text-style-name="P38" draw:layer="layout" svg:width="12.016cm" svg:height="0.962cm" svg:x="1.584cm" svg:y="10cm">
          <draw:text-box>
            <text:p text:style-name="P20"><text:span text:style-name="T25">Correct </text:span></text:p>
          </draw:text-box>
        </draw:frame>
        <draw:custom-shape draw:style-name="gr31" draw:text-style-name="P39"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2" draw:text-style-name="P38" draw:layer="layout" svg:width="12.016cm" svg:height="2.384cm" svg:x="14.2cm" svg:y="10.159cm">
          <draw:text-box>
            <text:p text:style-name="P20"><text:span text:style-name="T25">Incorrect</text:span></text:p>
          </draw:text-box>
        </draw:frame>
        <draw:frame presentation:style-name="pr29" draw:text-style-name="P36" draw:layer="layout" svg:width="13.6cm" svg:height="3.8cm" svg:x="14.4cm" svg:y="4cm" presentation:class="outline" presentation:user-transformed="true">
          <draw:text-box>
            <text:list text:style-name="L2">
              <text:list-item>
                <text:p text:style-name="P12"><text:span text:style-name="T26">Corriger tous les bugs</text:span></text:p>
              </text:list-item>
              <text:list-item>
                <text:p text:style-name="P12"><text:span text:style-name="T26">Finir la version 4.45.10</text:span></text:p>
              </text:list-item>
            </text:list>
            <text:p text:style-name="P12"><text:span text:style-name="T24"/></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0"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3T1">
        <office:forms form:automatic-focus="false" form:apply-design-mode="false"/>
        <draw:frame presentation:style-name="pr31" draw:text-style-name="P21" draw:layer="layout" svg:width="26.924cm" svg:height="2.533cm" svg:x="0.538cm" svg:y="6.609cm" presentation:class="title" presentation:user-transformed="true">
          <draw:text-box>
            <text:p text:style-name="P20"><text:span text:style-name="T15">Dans le vrai respect de SCRUM, les urgences doivent attendre le sprint suivant.</text:span></text:p>
          </draw:text-box>
        </draw:frame>
        <draw:custom-shape draw:style-name="gr27" draw:text-style-name="P34"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2"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27">sprint backlog</text:span><text:span text:style-name="T7"> est issu du </text:span><text:span text:style-name="T28">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29">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3" draw:text-style-name="P13" draw:layer="layout" svg:width="26.06cm" svg:height="9.505cm" svg:x="1.37cm" svg:y="2.295cm" presentation:class="outline" presentation:user-transformed="true">
          <draw:text-box>
            <text:list text:style-name="L2">
              <text:list-item>
                <text:p text:style-name="P12"><text:span text:style-name="T30">Réunion où l'on va tester le nouvel incrément</text:span></text:p>
                <text:list>
                  <text:list-item>
                    <text:p text:style-name="P1"><text:span text:style-name="T30">On peut faire la démonstration mais laisser tester quelqu'un est préférable</text:span></text:p>
                  </text:list-item>
                </text:list>
                <text:p text:style-name="P1"><text:span text:style-name="T3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3T1">
        <office:forms form:automatic-focus="false" form:apply-design-mode="false"/>
        <draw:frame presentation:style-name="pr34" draw:text-style-name="P21"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27" draw:text-style-name="P34"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office:forms form:automatic-focus="false" form:apply-design-mode="false"/>
        <draw:frame presentation:style-name="pr34"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7" draw:text-style-name="P34"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35" draw:text-style-name="P13" draw:layer="layout" svg:width="26.06cm" svg:height="10.505cm" svg:x="1.37cm" svg:y="2.295cm" presentation:class="outline" presentation:user-transformed="true">
          <draw:text-box>
            <text:list text:style-name="L2">
              <text:list-item>
                <text:p text:style-name="P42"><text:span text:style-name="T30">Désigne toute personne concernée par le projet :</text:span></text:p>
                <text:list>
                  <text:list-item>
                    <text:p text:style-name="P1"><text:span text:style-name="T30">Client (c'est lui qui paie en même temps)</text:span></text:p>
                  </text:list-item>
                  <text:list-item>
                    <text:p text:style-name="P1"><text:span text:style-name="T30">Directeurs</text:span></text:p>
                  </text:list-item>
                  <text:list-item>
                    <text:p text:style-name="P1"><text:span text:style-name="T30">Collègues</text:span></text:p>
                  </text:list-item>
                  <text:list-item>
                    <text:p text:style-name="P1"><text:span text:style-name="T30">Utilisateurs</text:span></text:p>
                  </text:list-item>
                </text:list>
              </text:list-item>
              <text:list-item>
                <text:p text:style-name="P1"><text:span text:style-name="T30">Préférable qu'elles viennent à la </text:span><text:span text:style-name="T31">Review</text:span></text:p>
                <text:p text:style-name="P1"><text:span text:style-name="T3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31" draw:text-style-name="P21" draw:layer="layout" svg:width="26.924cm" svg:height="2.533cm" svg:x="0.538cm" svg:y="7.193cm" presentation:class="title" presentation:user-transformed="true">
          <draw:text-box>
            <text:p text:style-name="P20"><text:span text:style-name="T15">Pensez à inviter les parties prenantes aux Reviews même si elles ne viennent pas.</text:span></text:p>
          </draw:text-box>
        </draw:frame>
        <draw:custom-shape draw:style-name="gr35" draw:text-style-name="P43"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6" draw:text-style-name="P44"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Sprint Review - </text:span><text:span text:style-name="T9">Review</text:span></text:p>
          </draw:text-box>
        </draw:frame>
        <draw:frame presentation:style-name="pr36" draw:text-style-name="P13" draw:layer="layout" svg:width="26.06cm" svg:height="9.505cm" svg:x="1.37cm" svg:y="2.295cm" presentation:class="outline" presentation:user-transformed="true">
          <draw:text-box>
            <text:list text:style-name="L2">
              <text:list-item>
                <text:p text:style-name="P42"><text:span text:style-name="T30">Occasion de prendre des retours utilisateurs / clients</text:span></text:p>
                <text:list>
                  <text:list-item>
                    <text:p text:style-name="P1"><text:span text:style-name="T30">Pour discuter d'éventuelles améliorations</text:span></text:p>
                  </text:list-item>
                </text:list>
              </text:list-item>
              <text:list-item>
                <text:p text:style-name="P1"><text:span text:style-name="T30">Précède la </text:span><text:span text:style-name="T33">Sprint Retrospective</text:span></text:p>
                <text:p text:style-name="P1"><text:span text:style-name="T3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37" draw:text-style-name="P13" draw:layer="layout" svg:width="26.06cm" svg:height="9.305cm" svg:x="1.37cm" svg:y="2.295cm" presentation:class="outline" presentation:user-transformed="true">
          <draw:text-box>
            <text:list text:style-name="L2">
              <text:list-item>
                <text:p text:style-name="P42"><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42"><text:span text:style-name="T10">Conclue le sprint</text:span></text:p>
              </text:list-item>
              <text:list-item>
                <text:p text:style-name="P42"><text:span text:style-name="T7">Outil utile (et gratuit) pour la faire :</text:span><text:span text:style-name="T34"> </text:span><text:span text:style-name="T35"><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38" draw:text-style-name="P13" draw:layer="layout" svg:width="26.06cm" svg:height="9.305cm" svg:x="1.37cm" svg:y="2.295cm" presentation:class="outline" presentation:user-transformed="true">
          <draw:text-box>
            <text:list text:style-name="L2">
              <text:list-item>
                <text:p text:style-name="P42"><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3T1">
        <office:forms form:automatic-focus="false" form:apply-design-mode="false"/>
        <draw:frame presentation:style-name="pr31" draw:text-style-name="P21" draw:layer="layout" svg:width="26.924cm" svg:height="2.533cm" svg:x="0.538cm" svg:y="6.609cm" presentation:class="title" presentation:user-transformed="true">
          <draw:text-box>
            <text:p text:style-name="P20"><text:span text:style-name="T15">La </text:span><text:span text:style-name="T36">Retro</text:span><text:span text:style-name="T15"> vérifie l'état de l'équipe alors que la </text:span><text:span text:style-name="T37">Review</text:span><text:span text:style-name="T15"> vérifie l'état du projet</text:span></text:p>
          </draw:text-box>
        </draw:frame>
        <draw:custom-shape draw:style-name="gr27" draw:text-style-name="P34"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39" draw:text-style-name="P13" draw:layer="layout" svg:width="26.06cm" svg:height="10.505cm" svg:x="1.37cm" svg:y="2.295cm" presentation:class="outline" presentation:user-transformed="true">
          <draw:text-box>
            <text:list text:style-name="L2">
              <text:list-item>
                <text:p text:style-name="P42"><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10">Se fait debout</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0" draw:text-style-name="P13" draw:layer="layout" svg:width="26.06cm" svg:height="10.505cm" svg:x="1.37cm" svg:y="2.295cm" presentation:class="outline" presentation:user-transformed="true">
          <draw:text-box>
            <text:list text:style-name="L2">
              <text:list-item>
                <text:p text:style-name="P42"><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item>
                <text:p text:style-name="P1"><text:span text:style-name="T10">Deux minutes max par personn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3T1">
        <office:forms form:automatic-focus="false" form:apply-design-mode="false"/>
        <draw:frame presentation:style-name="pr31" draw:text-style-name="P45" draw:layer="layout" svg:width="26.924cm" svg:height="2.533cm" svg:x="0.538cm" svg:y="7.18cm" presentation:class="title" presentation:user-transformed="true">
          <draw:text-box>
            <text:p text:style-name="P20"><text:span text:style-name="T15">La Daily n'est pas là pour épier son équipe ! </text:span><text:span text:style-name="T15"><text:line-break/></text:span><text:span text:style-name="T15">Ni l'obliger à arriver tôt au travail.</text:span></text:p>
          </draw:text-box>
        </draw:frame>
        <draw:custom-shape draw:style-name="gr27" draw:text-style-name="P34"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3" draw:style-name="dp1" draw:master-page-name="Default" presentation:presentation-page-layout-name="AL3T1">
        <office:forms form:automatic-focus="false" form:apply-design-mode="false"/>
        <draw:frame presentation:style-name="pr41" draw:text-style-name="P45" draw:layer="layout" svg:width="26.924cm" svg:height="3.799cm" svg:x="0.538cm" svg:y="5.976cm" presentation:class="title" presentation:user-transformed="true">
          <draw:text-box>
            <text:p text:style-name="P20"><text:span text:style-name="T15">Sprint planning, sprint review…</text:span><text:span text:style-name="T15"><text:line-break/></text:span><text:span text:style-name="T15">ça fait beaucoup de réunions.</text:span><text:span text:style-name="T15"><text:line-break/></text:span><text:span text:style-name="T15">Comment les rendre détestables pour l'équipe ?</text:span></text:p>
          </draw:text-box>
        </draw:frame>
        <draw:custom-shape draw:style-name="gr37" draw:text-style-name="P46"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8" draw:text-style-name="P47"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3T1">
        <office:forms form:automatic-focus="false" form:apply-design-mode="false"/>
        <draw:frame presentation:style-name="pr42" draw:text-style-name="P45" draw:layer="layout" svg:width="26.924cm" svg:height="1.509cm" svg:x="0.538cm" svg:y="7.121cm" presentation:class="title" presentation:user-transformed="true">
          <draw:text-box>
            <text:p text:style-name="P20"><text:span text:style-name="T15">En les rendant trop longues...</text:span></text:p>
          </draw:text-box>
        </draw:frame>
        <draw:custom-shape draw:style-name="gr37" draw:text-style-name="P46" draw:layer="layout" svg:width="0.783cm" svg:height="18.997cm" draw:transform="rotate (1.5707963267949) translate (9.2cm 0.5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8" draw:text-style-name="P47"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43" draw:text-style-name="P13" draw:layer="layout" svg:width="26.06cm" svg:height="10.505cm" svg:x="1.37cm" svg:y="2.295cm" presentation:class="outline" presentation:user-transformed="true">
          <draw:text-box>
            <text:list text:style-name="L2">
              <text:list-item>
                <text:p text:style-name="P42"><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3"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draw:style-name="gr3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44" draw:text-style-name="P48" draw:layer="layout" svg:width="26.06cm" svg:height="10.849cm" svg:x="1.37cm" svg:y="2.295cm" presentation:class="outline" presentation:user-transformed="true">
          <draw:text-box>
            <text:list text:style-name="L2">
              <text:list-item>
                <text:p text:style-name="P12"><text:span text:style-name="T38">Une des nombreuses méthodes Agile</text:span></text:p>
              </text:list-item>
              <text:list-item>
                <text:p text:style-name="P42"><text:span text:style-name="T38">Auto-gestion de l'équipe</text:span></text:p>
              </text:list-item>
              <text:list-item>
                <text:p text:style-name="P12"><text:span text:style-name="T38">Constituées de plusieurs rôles et rituels</text:span></text:p>
              </text:list-item>
              <text:list-item>
                <text:p text:style-name="P12"><text:span text:style-name="T38">Boite à outils</text:span></text:p>
                <text:list>
                  <text:list-item>
                    <text:p text:style-name="P1"><text:span text:style-name="T39">Libre à l'équipe de prendre ce qu'il l'intéresse</text:span></text:p>
                  </text:list-item>
                </text:list>
              </text:list-item>
            </text:list>
          </draw:text-box>
        </draw:frame>
        <draw:custom-shape draw:style-name="gr40" draw:text-style-name="P49" draw:layer="layout" svg:width="1.513cm" svg:height="14.531cm" draw:transform="rotate (-1.5707963267949) translate (28.65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40">Libre à l'équipe de prendre ce qu'il l'intéresse</text:span></text:p>
          </draw:text-box>
        </draw:frame>
        <draw:frame presentation:style-name="pr45" draw:text-style-name="P48" draw:layer="layout" svg:width="26.06cm" svg:height="10.849cm" svg:x="1.37cm" svg:y="2.295cm" presentation:class="outline" presentation:user-transformed="true">
          <draw:text-box>
            <text:list text:style-name="L2">
              <text:list-item>
                <text:p text:style-name="P12"><text:span text:style-name="T38">Attitude à adopter quand l'équipe est suffisamment mature</text:span></text:p>
              </text:list-item>
              <text:list-item>
                <text:p text:style-name="P12"><text:span text:style-name="T38">"ri" du Shuhari</text:span></text:p>
              </text:list-item>
            </text:list>
          </draw:text-box>
        </draw:frame>
        <draw:custom-shape draw:style-name="gr41" draw:text-style-name="P50" draw:layer="layout" svg:width="1.513cm" svg:height="14.531cm" draw:transform="rotate (-1.5707963267949) translate (28.656cm 14.9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draw:style-name="gr3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46" draw:text-style-name="P48" draw:layer="layout" svg:width="26.06cm" svg:height="10.849cm" svg:x="1.37cm" svg:y="2.295cm" presentation:class="outline" presentation:user-transformed="true">
          <draw:text-box>
            <text:list text:style-name="L2">
              <text:list-item>
                <text:p text:style-name="P12"><text:span text:style-name="T38">Concept issu des arts martiaux japonais</text:span></text:p>
              </text:list-item>
              <text:list-item>
                <text:p text:style-name="P12"><text:span text:style-name="T38">Décomposé en trois :</text:span></text:p>
                <text:list>
                  <text:list-item>
                    <text:p text:style-name="P1"><text:span text:style-name="T38">Shu : Apprentissage. On applique les préceptes</text:span></text:p>
                  </text:list-item>
                  <text:list-item>
                    <text:p text:style-name="P1"><text:span text:style-name="T38">Ha : Compréhension.</text:span></text:p>
                  </text:list-item>
                  <text:list-item>
                    <text:p text:style-name="P1"><text:span text:style-name="T38">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41" draw:text-style-name="P50" draw:layer="layout" svg:width="1.513cm" svg:height="14.531cm" draw:transform="rotate (-1.5707963267949) translate (28.656cm 14.9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3T1">
        <office:forms form:automatic-focus="false" form:apply-design-mode="false"/>
        <draw:frame presentation:style-name="pr14" draw:text-style-name="P21" draw:layer="layout" svg:width="26.924cm" svg:height="3.799cm" svg:x="0.538cm" svg:y="5.976cm" presentation:class="title" presentation:user-transformed="true">
          <draw:text-box>
            <text:p text:style-name="P20"><text:span text:style-name="T15">SCRUM n'est pas figé dans le marbre, à vous de l'adapter en fonction de votre équipe </text:span><text:span text:style-name="T15"><text:line-break/></text:span><text:span text:style-name="T15">(quand on sait bien l'appliquer)</text:span></text:p>
          </draw:text-box>
        </draw:frame>
        <draw:custom-shape draw:style-name="gr13" draw:text-style-name="P1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1T0">
        <office:forms form:automatic-focus="false" form:apply-design-mode="false"/>
        <draw:custom-shape draw:style-name="gr42" draw:text-style-name="P17" draw:layer="layout" svg:width="1.64cm" svg:height="14.531cm" draw:transform="rotate (-1.5707963267949) translate (29.1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34"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41">Certification SCRUM</text:span></text:p>
          </draw:text-box>
        </draw:frame>
        <draw:frame presentation:style-name="pr47" draw:text-style-name="P51" draw:layer="layout" svg:width="25.806cm" svg:height="10.305cm" svg:x="1.37cm" svg:y="2.295cm" presentation:class="outline" presentation:user-transformed="true">
          <draw:text-box>
            <text:list text:style-name="L2">
              <text:list-item>
                <text:p><text:span text:style-name="T42">Payante (~200 USD)</text:span></text:p>
              </text:list-item>
              <text:list-item>
                <text:p><text:span text:style-name="T42">En anglais seulement</text:span></text:p>
              </text:list-item>
              <text:list-item>
                <text:p><text:span text:style-name="T42">Plusieurs catégories possibles :</text:span></text:p>
                <text:list>
                  <text:list-item>
                    <text:p><text:span text:style-name="T42">Scrum Master</text:span></text:p>
                  </text:list-item>
                  <text:list-item>
                    <text:p><text:span text:style-name="T42">Product Owner</text:span></text:p>
                  </text:list-item>
                  <text:list-item>
                    <text:p><text:span text:style-name="T42">Developer</text:span></text:p>
                  </text:list-item>
                  <text:list-item>
                    <text:p><text:span text:style-name="T42">SAFe</text:span></text:p>
                  </text:list-item>
                  <text:list-item>
                    <text:p><text:span text:style-name="T42">...</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
          </draw:text-box>
        </draw:frame>
        <presentation:notes draw:style-name="dp2">
          <draw:page-thumbnail draw:style-name="gr3" draw:layer="layout" svg:width="13.586cm" svg:height="11.136cm" svg:x="3.703cm" svg:y="2.252cm" draw:page-number="50" presentation:class="page"/>
          <draw:frame presentation:style-name="pr48" draw:text-style-name="P52"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13" draw:text-style-name="P1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3T1">
        <office:forms form:automatic-focus="false" form:apply-design-mode="false"/>
        <draw:frame presentation:style-name="pr31" draw:text-style-name="P45" draw:layer="layout" svg:width="26.924cm" svg:height="2.533cm" svg:x="0.538cm" svg:y="6.609cm" presentation:class="title" presentation:user-transformed="true">
          <draw:text-box>
            <text:p text:style-name="P20"><text:span text:style-name="T40">Les développeurs travaillent sur des tâches et plus précisément des </text:span><text:span text:style-name="T43">(User)</text:span><text:span text:style-name="T40"> </text:span><text:span text:style-name="T43">Stories</text:span></text:p>
          </draw:text-box>
        </draw:frame>
        <draw:custom-shape draw:style-name="gr44" draw:text-style-name="P40" draw:layer="layout" svg:width="0.783cm" svg:height="18.997cm" draw:transform="rotate (1.5707963267949) translate (9.2cm 16cm)">
          <text:p/>
          <draw:enhanced-geometry svg:viewBox="0 0 21600 21600" draw:mirror-vertic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3" draw:style-name="dp3" draw:master-page-name="Default" presentation:presentation-page-layout-name="AL3T1">
        <office:forms form:automatic-focus="false" form:apply-design-mode="false"/>
        <draw:frame presentation:style-name="pr49" draw:text-style-name="P53" draw:layer="layout" svg:width="25.198cm" svg:height="12.191cm" svg:x="1.4cm" svg:y="1.713cm">
          <draw:text-box>
            <text:p><text:span text:style-name="T44">Questions ?</text:span></text:p>
          </draw:text-box>
        </draw:frame>
        <presentation:notes draw:style-name="dp2">
          <draw:page-thumbnail draw:style-name="gr3" draw:layer="layout" svg:width="13.586cm" svg:height="11.136cm" svg:x="3.703cm" svg:y="2.252cm" draw:page-number="53" presentation:class="page"/>
          <draw:frame presentation:style-name="pr3" draw:text-style-name="P54" draw:layer="layout" svg:width="16.8cm" svg:height="13.365cm" svg:x="2.097cm" svg:y="14.103cm" presentation:class="notes" presentation:placeholder="true">
            <draw:text-box/>
          </draw:frame>
        </presentation:notes>
      </draw:page>
      <draw:page draw:name="page54"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4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4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4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8T09:45:50.395000000</dc:date>
    <meta:editing-duration>P21DT2H1M31S</meta:editing-duration>
    <meta:editing-cycles>1102</meta:editing-cycles>
    <meta:generator>LibreOffice/6.2.5.2$Windows_X86_64 LibreOffice_project/1ec314fa52f458adc18c4f025c545a4e8b22c159</meta:generator>
    <meta:document-statistic meta:object-count="337"/>
  </office:meta>
</office:document-meta>
</file>